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726c" officeooo:paragraph-rsid="001c726c"/>
    </style:style>
    <style:style style:name="P2" style:family="paragraph" style:parent-style-name="Standard">
      <style:paragraph-properties fo:text-align="justify" style:justify-single-word="false"/>
      <style:text-properties officeooo:rsid="001c726c" officeooo:paragraph-rsid="001c726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1dd193" officeooo:paragraph-rsid="001c726c"/>
    </style:style>
    <style:style style:name="P5" style:family="paragraph" style:parent-style-name="Standard">
      <style:paragraph-properties fo:text-align="justify" style:justify-single-word="false"/>
      <style:text-properties officeooo:rsid="001dd193" officeooo:paragraph-rsid="001dd193"/>
    </style:style>
    <style:style style:name="P6" style:family="paragraph" style:parent-style-name="Standard">
      <style:paragraph-properties fo:text-align="justify" style:justify-single-word="false"/>
      <style:text-properties officeooo:rsid="001dd193" officeooo:paragraph-rsid="001e485d"/>
    </style:style>
    <style:style style:name="T1" style:family="text">
      <style:text-properties fo:font-size="12pt" fo:font-weight="bold" officeooo:rsid="001c726c" style:font-size-asian="12pt" style:font-weight-asian="bold" style:font-size-complex="12pt" style:font-weight-complex="bold"/>
    </style:style>
    <style:style style:name="T2" style:family="text">
      <style:text-properties officeooo:rsid="001de1c0"/>
    </style:style>
    <style:style style:name="T3" style:family="text">
      <style:text-properties officeooo:rsid="001e48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OTIMIZAÇÃO DOS RECURSOS DE SALA DE AULA</text:span></text:p>
      <text:p text:style-name="P3"><text:span text:style-name="T1"/></text:p>
      <text:p text:style-name="P1">UTILIZANDO SISTEMAS COMPUTACIONAIS E SISTEMAS EMBARCADOS</text:p>
      <text:p text:style-name="P1"/>
      <text:p text:style-name="P2"/>
      <text:p text:style-name="P4"/>
      <text:p text:style-name="P5"><text:tab/>O objetivo deste projeto é de implantar um sistema capaz de monitorar e controlar os equipamentos utilizados nas salas de aula da Unidade. </text:p>
      <text:p text:style-name="P6"/>
      <text:p text:style-name="P6"><text:span text:style-name="T2"><text:tab/>Estas salas possuem de 02 a 04 equipamentos de ar-condicionado, 01 projetor multimídia, 01 computador.</text:span></text:p>
      <text:p text:style-name="P6"/>
      <text:p text:style-name="P6"><text:span text:style-name="T3"><text:tab/>A má utilização destes equipamentos tem causado desperdício de energia e aumento de manutenção. O desperdício de energia se dá quando ao terminar uma aula ou evento, o usuário não desliga todos os equipamentos, que ficam funcionando sem serem utilizados, alguns destes equipamentos ficam ligados durante todo o final de semana. O aumento de manutenção se dá, no caso dos projetores, na diminuição da vida útil da sua lâmpada e nos equipamentos de ar-condicionado, por as vezes somente um desses equipamentos ser acionado causa <text:s/>sobrecarga de trabalho. </text:span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8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8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rdana" fo:font-family="Verdana" style:font-family-generic="swiss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Verdana" fo:font-family="Verdana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6-06-27T15:43:34.043824469</meta:creation-date>
    <meta:generator>LibreOffice/4.2.8.2$Linux_X86_64 LibreOffice_project/420m0$Build-2</meta:generator>
    <dc:date>2016-06-27T21:45:52.792582883</dc:date>
    <dc:creator>Danilo </dc:creator>
    <meta:editing-duration>PT5H59M9S</meta:editing-duration>
    <meta:editing-cycles>5</meta:editing-cycles>
    <meta:document-statistic meta:table-count="0" meta:image-count="0" meta:object-count="0" meta:page-count="1" meta:paragraph-count="5" meta:word-count="138" meta:character-count="891" meta:non-whitespace-character-count="752"/>
  </office:meta>
</office:document-meta>
</file>